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>
      <style:graphic-properties fo:min-height="0.416cm" fo:min-width="3.399cm"/>
      <style:paragraph-properties style:writing-mode="lr-tb"/>
    </style:style>
    <style:style style:name="gr16" style:family="graphic" style:parent-style-name="FLOW">
      <style:graphic-properties fo:min-height="0.714cm" fo:min-width="3.12cm"/>
      <style:paragraph-properties style:writing-mode="lr-tb"/>
    </style:style>
    <style:style style:name="gr17" style:family="graphic" style:parent-style-name="FLOW">
      <style:graphic-properties fo:min-height="0.968cm" fo:min-width="2.052cm"/>
      <style:paragraph-properties style:writing-mode="lr-tb"/>
    </style:style>
    <style:style style:name="gr18" style:family="graphic" style:parent-style-name="FLOW">
      <style:graphic-properties fo:min-height="2.479cm" fo:min-width="2.664cm"/>
      <style:paragraph-properties style:writing-mode="lr-tb"/>
    </style:style>
    <style:style style:name="gr19" style:family="graphic" style:parent-style-name="FLOW">
      <style:graphic-properties fo:min-height="0.968cm" fo:min-width="3.004cm"/>
      <style:paragraph-properties style:writing-mode="lr-tb"/>
    </style:style>
    <style:style style:name="gr20" style:family="graphic" style:parent-style-name="FLOW">
      <style:graphic-properties fo:min-height="1.349cm" fo:min-width="3.385cm"/>
      <style:paragraph-properties style:writing-mode="lr-tb"/>
    </style:style>
    <style:style style:name="gr21" style:family="graphic" style:parent-style-name="FLOW">
      <style:graphic-properties fo:min-height="1.095cm" fo:min-width="3.385cm"/>
      <style:paragraph-properties style:writing-mode="lr-tb"/>
    </style:style>
    <style:style style:name="gr22" style:family="graphic" style:parent-style-name="FLOW" style:list-style-name="L1">
      <style:graphic-properties fo:min-height="1.095cm" fo:min-width="3.639cm"/>
      <style:paragraph-properties style:writing-mode="lr-tb"/>
    </style:style>
    <style:style style:name="gr23" style:family="graphic" style:parent-style-name="FLOW">
      <style:graphic-properties fo:min-height="1.068cm" fo:min-width="3.296cm"/>
      <style:paragraph-properties style:writing-mode="lr-tb"/>
    </style:style>
    <style:style style:name="gr24" style:family="graphic" style:parent-style-name="FLOW">
      <style:graphic-properties fo:min-height="0.416cm" fo:min-width="3.231cm"/>
      <style:paragraph-properties style:writing-mode="lr-tb"/>
    </style:style>
    <style:style style:name="gr25" style:family="graphic" style:parent-style-name="FLOW">
      <style:graphic-properties fo:min-height="1.095cm" fo:min-width="3.104cm"/>
      <style:paragraph-properties style:writing-mode="lr-tb"/>
    </style:style>
    <style:style style:name="gr26" style:family="graphic" style:parent-style-name="FLOW">
      <style:graphic-properties fo:min-height="1.095cm" fo:min-width="4.1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2" draw:id="id2" draw:layer="layout" svg:width="4.445cm" svg:height="2.286cm" svg:x="8.239cm" svg:y="4.175cm">
          <text:p text:style-name="P1">Boton Reset</text:p>
          <text:p text:style-name="P1">Presion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xml:id="id1" draw:id="id1" draw:layer="layout" svg:width="4.193cm" svg:height="1.016cm" draw:transform="rotate (0.000174532925198282) translate (8.366cm 1.635cm)">
          <text:p>Inicio de Program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xml:id="id3" draw:id="id3" draw:layer="layout" svg:width="3.556cm" svg:height="1.016cm" svg:x="3.159cm" svg:y="6.969cm">
          <text:p>Borrar Conf.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0.463cm" svg:y1="2.651cm" svg:x2="10.462cm" svg:y2="4.175cm" draw:start-shape="id1" draw:start-glue-point="6" draw:end-shape="id2" draw:end-glue-point="4" svg:d="M10463 2651v763h-1v761" svg:viewBox="0 0 2 1525">
          <text:p/>
        </draw:connector>
        <draw:connector draw:style-name="gr3" draw:text-style-name="P2" draw:layer="layout" svg:x1="8.239cm" svg:y1="5.318cm" svg:x2="4.937cm" svg:y2="6.969cm" draw:start-shape="id2" draw:start-glue-point="5" draw:end-shape="id3" draw:end-glue-point="4" svg:d="M8239 5318h-3302v1651" svg:viewBox="0 0 3303 1652">
          <text:p text:style-name="P2">Si</text:p>
        </draw:connector>
        <draw:custom-shape draw:style-name="gr4" draw:text-style-name="P1" xml:id="id4" draw:id="id4" draw:layer="layout" svg:width="4.572cm" svg:height="2.286cm" svg:x="2.651cm" svg:y="10.017cm">
          <text:p text:style-name="P1">Boton Reset</text:p>
          <text:p text:style-name="P1">Presion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xml:id="id5" draw:id="id5" draw:layer="layout" svg:width="2.794cm" svg:height="1.016cm" draw:transform="rotate (0.000174532925198282) translate (3.54cm 14.335cm)">
          <text:p>Res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4.937cm" svg:y1="7.985cm" svg:x2="4.937cm" svg:y2="10.017cm" draw:start-shape="id3" draw:start-glue-point="6" draw:end-shape="id4" draw:end-glue-point="4" svg:d="M4937 7985v2032" svg:viewBox="0 0 1 2033">
          <text:p/>
        </draw:connector>
        <draw:connector draw:style-name="gr6" draw:text-style-name="P3" draw:layer="layout" draw:line-skew="0cm -0.616cm" svg:x1="2.651cm" svg:y1="11.16cm" svg:x2="4.937cm" svg:y2="10.017cm" draw:start-shape="id4" draw:start-glue-point="5" draw:end-shape="id4" draw:end-glue-point="4" svg:d="M2651 11160h-527v-2286h2813v1143" svg:viewBox="0 0 2814 2287">
          <text:p text:style-name="P3">Si</text:p>
        </draw:connector>
        <draw:connector draw:style-name="gr3" draw:text-style-name="P4" draw:layer="layout" svg:x1="4.937cm" svg:y1="12.303cm" svg:x2="4.937cm" svg:y2="14.335cm" draw:start-shape="id4" draw:start-glue-point="6" draw:end-shape="id5" draw:end-glue-point="4" svg:d="M4937 12303v2032" svg:viewBox="0 0 1 2033">
          <text:p text:style-name="P4"><text:s text:c="4"/>No</text:p>
        </draw:connector>
        <draw:custom-shape draw:style-name="gr7" draw:text-style-name="P1" xml:id="id6" draw:id="id6" draw:layer="layout" svg:width="4.445cm" svg:height="2.286cm" svg:x="13.573cm" svg:y="6.715cm">
          <text:p text:style-name="P1">Conf.txt</text:p>
          <text:p text:style-name="P1">exist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8.401cm" svg:y="14.335cm">
          <text:p text:style-name="P1">SSID encontr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layer="layout" svg:x1="12.684cm" svg:y1="5.318cm" svg:x2="15.796cm" svg:y2="6.715cm" draw:start-shape="id2" draw:start-glue-point="7" draw:end-shape="id6" draw:end-glue-point="4" svg:d="M12684 5318h3112v1397" svg:viewBox="0 0 3113 1398">
          <text:p text:style-name="P3">No</text:p>
        </draw:connector>
        <draw:custom-shape draw:style-name="gr9" xml:id="id7" draw:id="id7" draw:layer="layout" svg:width="3.556cm" svg:height="1.397cm" svg:x="8.909cm" svg:y="8.874cm">
          <text:p>Declaración </text:p>
          <text:p>de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xml:id="id8" draw:id="id8" draw:layer="layout" svg:width="3.556cm" svg:height="1.778cm" svg:x="8.909cm" svg:y="11.414cm">
          <text:p>Carga de </text:p>
          <text:p>configuración </text:p>
          <text:p>guard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xml:id="id12" draw:id="id12" draw:layer="layout" svg:width="3.556cm" svg:height="1.524cm" svg:x="8.909cm" svg:y="19.677cm">
          <text:p>Configurar hora </text:p>
          <text:p>y senso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xml:id="id10" draw:id="id10" draw:layer="layout" svg:width="3.556cm" svg:height="1.016cm" svg:x="8.909cm" svg:y="17.891cm">
          <text:p>Conectar WiF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0.687cm" svg:y1="10.271cm" svg:x2="10.687cm" svg:y2="11.414cm" draw:start-shape="id7" draw:start-glue-point="6" draw:end-shape="id8" draw:end-glue-point="4" svg:d="M10687 10271v1143" svg:viewBox="0 0 1 1144">
          <text:p/>
        </draw:connector>
        <draw:connector draw:style-name="FLOW_20_Arrow" draw:layer="layout" svg:x1="10.687cm" svg:y1="13.192cm" svg:x2="10.687cm" svg:y2="14.335cm" draw:start-shape="id8" draw:start-glue-point="6" draw:end-shape="id9" draw:end-glue-point="4" svg:d="M10687 13192v1143" svg:viewBox="0 0 1 1144">
          <text:p/>
        </draw:connector>
        <draw:connector draw:style-name="gr3" draw:text-style-name="P3" draw:layer="layout" svg:x1="10.687cm" svg:y1="16.621cm" svg:x2="10.687cm" svg:y2="17.891cm" draw:start-shape="id9" draw:start-glue-point="6" draw:end-shape="id10" draw:end-glue-point="4" svg:d="M10687 16621v1270" svg:viewBox="0 0 1 1271">
          <text:p text:style-name="P3"><text:s text:c="3"/>Si</text:p>
        </draw:connector>
        <draw:connector draw:style-name="gr3" draw:text-style-name="P3" draw:layer="layout" svg:x1="15.796cm" svg:y1="9.001cm" svg:x2="15.795cm" svg:y2="17.383cm" draw:start-shape="id6" draw:start-glue-point="6" draw:end-shape="id11" draw:end-glue-point="4" svg:d="M15796 9001v4192h-1v4190" svg:viewBox="0 0 2 8383">
          <text:p text:style-name="P3"><text:s text:c="3"/>No</text:p>
        </draw:connector>
        <draw:connector draw:style-name="FLOW_20_Arrow" draw:layer="layout" svg:x1="10.687cm" svg:y1="18.907cm" svg:x2="10.687cm" svg:y2="19.677cm" draw:start-shape="id10" draw:start-glue-point="6" draw:end-shape="id12" draw:end-glue-point="4" svg:d="M10687 18907v770" svg:viewBox="0 0 1 771">
          <text:p/>
        </draw:connector>
        <draw:connector draw:style-name="gr3" draw:text-style-name="P3" draw:layer="layout" svg:x1="12.973cm" svg:y1="15.478cm" svg:x2="15.795cm" svg:y2="17.383cm" draw:start-shape="id9" draw:start-glue-point="7" draw:end-shape="id11" draw:end-glue-point="4" svg:d="M12973 15478h2822v1905" svg:viewBox="0 0 2823 1906">
          <text:p text:style-name="P3">No</text:p>
        </draw:connector>
        <draw:connector draw:style-name="gr8" draw:layer="layout" svg:x1="13.573cm" svg:y1="7.858cm" svg:x2="10.687cm" svg:y2="8.874cm" draw:start-shape="id6" draw:start-glue-point="5" draw:end-shape="id7" draw:end-glue-point="4" svg:d="M13573 7858h-2886v1016" svg:viewBox="0 0 2887 1017">
          <text:p text:style-name="P5">Si</text:p>
        </draw:connector>
        <draw:custom-shape draw:style-name="gr11" xml:id="id13" draw:id="id13" draw:layer="layout" svg:width="3.556cm" svg:height="1.524cm" svg:x="8.91cm" svg:y="21.877cm">
          <text:p>Contectar MQ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xml:id="id14" draw:id="id14" draw:layer="layout" svg:width="4.364cm" svg:height="1.524cm" svg:x="8.52cm" svg:y="24.077cm">
          <text:p>Configrar y hablitar </text:p>
          <text:p>Tim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FLOW_20_Arrow" draw:layer="layout" svg:x1="10.687cm" svg:y1="21.201cm" svg:x2="10.688cm" svg:y2="21.877cm" draw:start-shape="id12" draw:start-glue-point="6" draw:end-shape="id13" draw:end-glue-point="4" svg:d="M10687 21201v338h1v338" svg:viewBox="0 0 2 677">
          <text:p/>
        </draw:connector>
        <draw:connector draw:style-name="FLOW_20_Arrow" draw:layer="layout" svg:x1="10.688cm" svg:y1="23.401cm" svg:x2="10.702cm" svg:y2="24.077cm" draw:start-shape="id13" draw:start-glue-point="6" draw:end-shape="id14" draw:end-glue-point="4" svg:d="M10688 23401v338h14v338" svg:viewBox="0 0 15 677">
          <text:p/>
        </draw:connector>
        <draw:custom-shape draw:style-name="gr13" draw:text-style-name="P6" xml:id="id11" draw:id="id11" draw:layer="layout" svg:width="3.683cm" svg:height="1.524cm" draw:transform="rotate (0.000174532925198282) translate (13.954cm 17.383cm)">
          <text:p text:style-name="P6">Abrir puerto para </text:p>
          <text:p text:style-name="P6">configura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xml:id="id15" draw:id="id15" draw:layer="layout" svg:width="2.894cm" svg:height="1.016cm" draw:transform="rotate (0.000174532925198282) translate (9.282cm 26.527cm)">
          <text:p>Standb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10.702cm" svg:y1="25.601cm" svg:x2="10.729cm" svg:y2="26.527cm" draw:start-shape="id14" draw:start-glue-point="6" draw:end-shape="id15" draw:end-glue-point="4" svg:d="M10702 25601v463h27v463" svg:viewBox="0 0 28 927">
          <text:p/>
        </draw:connector>
      </draw:page>
      <draw:page draw:name="page2" draw:style-name="dp1" draw:master-page-name="Default">
        <draw:custom-shape draw:style-name="gr7" draw:text-style-name="P1" xml:id="id18" draw:id="id18" draw:layer="layout" svg:width="4.445cm" svg:height="2.286cm" svg:x="4.518cm" svg:y="6.615cm">
          <text:p text:style-name="P1">Medicion </text:p>
          <text:p text:style-name="P1">inhibid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xml:id="id16" draw:id="id16" draw:layer="layout" svg:width="4.379cm" svg:height="1.016cm" draw:transform="rotate (0.000174532925198282) translate (4.584cm 2.063cm)">
          <text:p>Timer de medi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6.774cm" svg:y1="3.079cm" svg:x2="6.746cm" svg:y2="4.475cm" draw:start-shape="id16" draw:start-glue-point="6" draw:end-shape="id17" draw:end-glue-point="4" svg:d="M6774 3079v699h-28v697" svg:viewBox="0 0 29 1397">
          <text:p/>
        </draw:connector>
        <draw:custom-shape draw:style-name="gr16" xml:id="id17" draw:id="id17" draw:layer="layout" svg:width="3.672cm" svg:height="1.016cm" svg:x="4.91cm" svg:y="4.475cm">
          <text:p>Borrar Conf.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6.746cm" svg:y1="5.491cm" svg:x2="6.741cm" svg:y2="6.615cm" draw:start-shape="id17" draw:start-glue-point="6" draw:end-shape="id18" draw:end-glue-point="4" svg:d="M6746 5491v563h-5v561" svg:viewBox="0 0 6 1125">
          <text:p/>
        </draw:connector>
        <draw:custom-shape draw:style-name="gr17" draw:text-style-name="P1" xml:id="id20" draw:id="id20" draw:layer="layout" svg:width="5.207cm" svg:height="2.54cm" svg:x="8.455cm" svg:y="11.93cm">
          <text:p text:style-name="P1">Medición de </text:p>
          <text:p text:style-name="P1">TEMP y HUM </text:p>
          <text:p text:style-name="P1">exitos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24" draw:id="id24" draw:layer="layout" svg:width="4.572cm" svg:height="2.286cm" svg:x="8.709cm" svg:y="18.934cm">
          <text:p text:style-name="P1">PID Activ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1" xml:id="id28" draw:id="id28" draw:layer="layout" svg:width="6.432cm" svg:height="5.561cm" svg:x="7.858cm" svg:y="26.554cm">
          <text:p text:style-name="P1"># de elementos en </text:p>
          <text:p text:style-name="P1">arreglo de muestras</text:p>
          <text:p text:style-name="P1"><text:s/>&gt; </text:p>
          <text:p text:style-name="P1">cantidad de </text:p>
          <text:p text:style-name="P1">muestras maxim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xml:id="id21" draw:id="id21" draw:layer="layout" svg:width="3.556cm" svg:height="1.397cm" svg:x="12.646cm" svg:y="14.235cm">
          <text:p>Guardar </text:p>
          <text:p>nueva medic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xml:id="id22" draw:id="id22" draw:layer="layout" svg:width="3.556cm" svg:height="1.397cm" svg:x="5.661cm" svg:y="14.235cm">
          <text:p>Repetir </text:p>
          <text:p>medición anteri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xml:id="id23" draw:id="id23" draw:layer="layout" svg:width="3.556cm" svg:height="1.27cm" svg:x="9.217cm" svg:y="17.029cm">
          <text:p>Leer Sensores</text:p>
          <text:p><text:s/>V, I, Luz int y 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xml:id="id26" draw:id="id26" draw:layer="layout" svg:width="3.937cm" svg:height="1.651cm" svg:x="12.773cm" svg:y="21.093cm">
          <text:p>Actualizar valor de </text:p>
          <text:p>PWM segun P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xml:id="id25" draw:id="id25" draw:layer="layout" svg:width="3.937cm" svg:height="1.397cm" svg:x="5.026cm" svg:y="21.347cm">
          <text:p>Mantener el mismo</text:p>
          <text:p>valor de PW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27" draw:id="id27" draw:layer="layout" svg:width="4.191cm" svg:height="1.397cm" svg:x="8.963cm" svg:y="24.141cm">
          <text:p text:style-name="P6">Agregar medicion a </text:p>
          <text:p text:style-name="P6">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xml:id="id29" draw:id="id29" draw:layer="layout" svg:width="3.848cm" svg:height="1.37cm" svg:x="13.319cm" svg:y="31.226cm">
          <text:p>Descartar muestra </text:p>
          <text:p>mas vie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xml:id="id30" draw:id="id30" draw:layer="layout" svg:width="4.193cm" svg:height="1.016cm" draw:transform="rotate (0.000174532925198282) translate (1.889cm 37.83cm)">
          <text:p>Timer de medi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svg:x1="8.963cm" svg:y1="7.758cm" svg:x2="11.045cm" svg:y2="9.436cm" draw:start-shape="id18" draw:start-glue-point="7" draw:end-shape="id19" draw:end-glue-point="4" svg:d="M8963 7758h2082v1678" svg:viewBox="0 0 2083 1679">
          <text:p>No</text:p>
        </draw:connector>
        <draw:connector draw:style-name="gr8" draw:layer="layout" svg:x1="13.662cm" svg:y1="13.2cm" svg:x2="14.424cm" svg:y2="14.235cm" draw:start-shape="id20" draw:start-glue-point="7" draw:end-shape="id21" draw:end-glue-point="4" svg:d="M13662 13200h762v1035" svg:viewBox="0 0 763 1036">
          <text:p>Si</text:p>
        </draw:connector>
        <draw:connector draw:style-name="gr8" draw:text-style-name="P5" draw:layer="layout" svg:x1="8.455cm" svg:y1="13.2cm" svg:x2="7.439cm" svg:y2="14.235cm" draw:start-shape="id20" draw:start-glue-point="5" draw:end-shape="id22" draw:end-glue-point="4" svg:d="M8455 13200h-1016v1035" svg:viewBox="0 0 1017 1036">
          <text:p text:style-name="P5">No</text:p>
        </draw:connector>
        <draw:connector draw:style-name="FLOW_20_Arrow" draw:layer="layout" svg:x1="7.439cm" svg:y1="15.632cm" svg:x2="10.995cm" svg:y2="17.029cm" draw:start-shape="id22" draw:start-glue-point="6" draw:end-shape="id23" draw:end-glue-point="4" svg:d="M7439 15632v699h3556v698" svg:viewBox="0 0 3557 1398">
          <text:p/>
        </draw:connector>
        <draw:connector draw:style-name="FLOW_20_Arrow" draw:layer="layout" svg:x1="14.424cm" svg:y1="15.632cm" svg:x2="10.995cm" svg:y2="17.029cm" draw:start-shape="id21" draw:start-glue-point="6" draw:end-shape="id23" draw:end-glue-point="4" svg:d="M14424 15632v699h-3429v698" svg:viewBox="0 0 3430 1398">
          <text:p/>
        </draw:connector>
        <draw:connector draw:style-name="FLOW_20_Arrow" draw:layer="layout" svg:x1="10.995cm" svg:y1="18.299cm" svg:x2="10.995cm" svg:y2="18.934cm" draw:start-shape="id23" draw:start-glue-point="6" draw:end-shape="id24" draw:end-glue-point="4" svg:d="M10995 18299v635" svg:viewBox="0 0 1 636">
          <text:p/>
        </draw:connector>
        <draw:connector draw:style-name="gr8" draw:layer="layout" svg:x1="8.709cm" svg:y1="20.077cm" svg:x2="6.995cm" svg:y2="21.347cm" draw:start-shape="id24" draw:start-glue-point="5" draw:end-shape="id25" draw:end-glue-point="4" svg:d="M8709 20077h-1714v1270" svg:viewBox="0 0 1715 1271">
          <text:p text:style-name="P5">No</text:p>
        </draw:connector>
        <draw:connector draw:style-name="gr8" draw:layer="layout" svg:x1="13.281cm" svg:y1="20.077cm" svg:x2="14.742cm" svg:y2="21.093cm" draw:start-shape="id24" draw:start-glue-point="7" draw:end-shape="id26" draw:end-glue-point="4" svg:d="M13281 20077h1461v1016" svg:viewBox="0 0 1462 1017">
          <text:p>Si</text:p>
        </draw:connector>
        <draw:connector draw:style-name="FLOW_20_Arrow" draw:layer="layout" svg:x1="6.995cm" svg:y1="22.744cm" svg:x2="11.059cm" svg:y2="24.141cm" draw:start-shape="id25" draw:start-glue-point="6" draw:end-shape="id27" draw:end-glue-point="4" svg:d="M6995 22744v698h4064v699" svg:viewBox="0 0 4065 1398">
          <text:p/>
        </draw:connector>
        <draw:connector draw:style-name="FLOW_20_Arrow" draw:layer="layout" svg:x1="14.742cm" svg:y1="22.744cm" svg:x2="11.059cm" svg:y2="24.141cm" draw:start-shape="id26" draw:start-glue-point="6" draw:end-shape="id27" draw:end-glue-point="4" svg:d="M14742 22744v698h-3683v699" svg:viewBox="0 0 3684 1398">
          <text:p/>
        </draw:connector>
        <draw:connector draw:style-name="FLOW_20_Arrow" draw:layer="layout" svg:x1="11.059cm" svg:y1="25.538cm" svg:x2="11.074cm" svg:y2="26.554cm" draw:start-shape="id27" draw:start-glue-point="6" draw:end-shape="id28" draw:end-glue-point="4" svg:d="M11059 25538v508h15v508" svg:viewBox="0 0 16 1017">
          <text:p/>
        </draw:connector>
        <draw:connector draw:style-name="gr8" draw:layer="layout" svg:x1="14.29cm" svg:y1="29.335cm" svg:x2="15.243cm" svg:y2="31.226cm" draw:start-shape="id28" draw:start-glue-point="7" draw:end-shape="id29" draw:end-glue-point="4" svg:d="M14290 29335h953v1891" svg:viewBox="0 0 954 1892">
          <text:p>Si</text:p>
        </draw:connector>
        <draw:connector draw:style-name="gr8" draw:text-style-name="P3" draw:layer="layout" svg:x1="4.518cm" svg:y1="7.758cm" svg:x2="3.986cm" svg:y2="37.83cm" draw:start-shape="id18" draw:start-glue-point="5" draw:end-shape="id30" draw:end-glue-point="4" svg:d="M4518 7758h-532v30072" svg:viewBox="0 0 533 30073">
          <text:p text:style-name="P3">Si</text:p>
        </draw:connector>
        <draw:custom-shape draw:style-name="gr25" xml:id="id19" draw:id="id19" draw:layer="layout" svg:width="3.656cm" svg:height="1.397cm" svg:x="9.217cm" svg:y="9.436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1.045cm" svg:y1="10.833cm" svg:x2="11.059cm" svg:y2="11.93cm" draw:start-shape="id19" draw:start-glue-point="6" draw:end-shape="id20" draw:end-glue-point="4" svg:d="M11045 10833v549h14v548" svg:viewBox="0 0 15 1098">
          <text:p/>
        </draw:connector>
        <draw:custom-shape draw:style-name="gr26" xml:id="id31" draw:id="id31" draw:layer="layout" svg:width="4.699cm" svg:height="1.397cm" svg:x="8.747cm" svg:y="34.301cm">
          <text:p>Desinhibir medició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layer="layout" svg:x1="11.074cm" svg:y1="32.115cm" svg:x2="11.097cm" svg:y2="34.301cm" draw:start-shape="id28" draw:start-glue-point="6" draw:end-shape="id31" draw:end-glue-point="4" svg:d="M11074 32115v1093h23v1093" svg:viewBox="0 0 24 2187">
          <text:p><text:s text:c="3"/>No</text:p>
        </draw:connector>
        <draw:connector draw:style-name="FLOW_20_Arrow" draw:layer="layout" svg:x1="15.243cm" svg:y1="32.596cm" svg:x2="11.097cm" svg:y2="34.301cm" draw:start-shape="id29" draw:start-glue-point="6" draw:end-shape="id31" draw:end-glue-point="4" svg:d="M15243 32596v853h-4146v852" svg:viewBox="0 0 4147 1706">
          <text:p/>
        </draw:connector>
        <draw:connector draw:style-name="FLOW_20_Arrow" draw:layer="layout" svg:x1="11.097cm" svg:y1="35.698cm" svg:x2="3.986cm" svg:y2="37.83cm" draw:start-shape="id31" draw:start-glue-point="6" draw:end-shape="id30" draw:end-glue-point="4" svg:d="M11097 35698v1066h-7111v1066" svg:viewBox="0 0 7112 2133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5-10T22:34:29.093721545</dc:date>
    <meta:editing-duration>PT18M36S</meta:editing-duration>
    <meta:editing-cycles>2</meta:editing-cycles>
    <meta:generator>LibreOffice/6.4.7.2$Linux_X86_64 LibreOffice_project/40$Build-2</meta:generator>
    <meta:document-statistic meta:object-count="66"/>
  </office:meta>
</office:document-meta>
</file>